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standard">
      <style:graphic-properties svg:stroke-color="#6666ff" draw:stroke-linejoin="round" svg:stroke-linecap="butt" draw:fill="none" draw:textarea-vertical-align="middle"/>
    </style:style>
    <style:style style:name="gr3" style:family="graphic" style:parent-style-name="objectwithoutfill">
      <style:graphic-properties svg:stroke-color="#ff3333" draw:fill="none" draw:textarea-vertical-align="middle"/>
    </style:style>
    <style:style style:name="gr4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5" style:family="graphic" style:parent-style-name="standard">
      <style:graphic-properties draw:fill-color="#66ff66" draw:textarea-horizontal-align="justify" draw:textarea-vertical-align="middle" draw:auto-grow-height="false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cm" fo:min-width="0.3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1cm" fo:min-width="0.35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2cm" fo:min-width="0.35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1cm" fo:min-width="0.65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9cm" fo:min-width="0.61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cm" fo:min-width="0.65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/>
    </style:style>
    <style:style style:name="P3" style:family="paragraph">
      <style:text-properties fo:font-size="14pt"/>
    </style:style>
    <style:style style:name="P4" style:family="paragraph">
      <style:text-properties fo:font-size="14pt" style:font-size-asian="12pt" style:font-size-complex="12pt"/>
    </style:style>
    <style:style style:name="P5" style:family="paragraph">
      <style:text-properties fo:font-size="12pt"/>
    </style:style>
    <style:style style:name="T1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rect draw:style-name="gr1" draw:text-style-name="P1" draw:layer="layout" svg:width="19.608cm" svg:height="25.958cm" svg:x="0.991cm" svg:y="0.991cm">
          <text:p/>
        </draw:rect>
        <draw:rect draw:style-name="gr2" draw:text-style-name="P1" draw:layer="layout" svg:width="6.604cm" svg:height="9.398cm" svg:x="13.183cm" svg:y="16.739cm">
          <text:p/>
        </draw:rect>
        <draw:line draw:style-name="gr3" draw:text-style-name="P2" draw:layer="layout" svg:x1="2.515cm" svg:y1="25.79cm" svg:x2="2.515cm" svg:y2="1.753cm">
          <text:p/>
        </draw:line>
        <draw:custom-shape draw:style-name="gr4" draw:text-style-name="P2" draw:layer="layout" svg:width="1.202cm" svg:height="1.068cm" svg:x="1.914cm" svg:y="1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02cm" svg:height="0.856cm" svg:x="1.914cm" svg:y="1.858cm">
          <text:p/>
          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1.202cm" svg:height="1.069cm" svg:x="1.914cm" svg:y="3.247cm">
          <text:p/>
          <draw:enhanced-geometry svg:viewBox="0 0 21600 21600" draw:text-areas="0 ?f0 ?f5 ?f2" draw:type="right-arrow" draw:modifiers="15261.0542879622 7052.7143981117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02cm" svg:height="1.068cm" svg:x="1.914cm" svg:y="4.7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02cm" svg:height="1.069cm" svg:x="1.914cm" svg:y="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02cm" svg:height="1.068cm" svg:x="1.914cm" svg:y="8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202cm" svg:height="1.066cm" svg:x="1.914cm" svg:y="10.506cm">
          <text:p/>
          <draw:enhanced-geometry svg:viewBox="0 0 21600 21600" draw:text-areas="0 ?f0 ?f5 ?f2" draw:type="right-arrow" draw:modifiers="15261.0542879622 7052.7143981117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1.202cm" svg:height="1.069cm" svg:x="1.914cm" svg:y="13.92cm">
          <text:p/>
          <draw:enhanced-geometry svg:viewBox="0 0 21600 21600" draw:text-areas="0 ?f0 ?f5 ?f2" draw:type="right-arrow" draw:modifiers="15261.0542879622 7052.7143981117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02cm" svg:height="1.064cm" svg:x="1.914cm" svg:y="12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02cm" svg:height="1.067cm" svg:x="1.914cm" svg:y="15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202cm" svg:height="1.067cm" svg:x="1.914cm" svg:y="17.629cm">
          <text:p/>
          <draw:enhanced-geometry svg:viewBox="0 0 21600 21600" draw:text-areas="0 ?f0 ?f5 ?f2" draw:type="right-arrow" draw:modifiers="15261.0542879622 7052.7143981117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02cm" svg:height="1.064cm" svg:x="1.914cm" svg:y="19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889cm" svg:height="0.873cm" svg:x="13.945cm" svg:y="18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02cm" svg:height="0.855cm" svg:x="1.914cm" svg:y="24.934cm">
          <text:p/>
          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1.202cm" svg:height="1.068cm" svg:x="1.914cm" svg:y="22.935cm">
          <text:p/>
          <draw:enhanced-geometry svg:viewBox="0 0 21600 21600" draw:text-areas="0 ?f0 ?f5 ?f2" draw:type="right-arrow" draw:modifiers="15261.0542879622 7052.7143981117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02cm" svg:height="1.068cm" svg:x="1.914cm" svg:y="21.0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89cm" svg:height="0.873cm" svg:x="13.945cm" svg:y="2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889cm" svg:height="0.699cm" svg:x="13.944cm" svg:y="20.463cm">
          <text:p/>
          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0.889cm" svg:height="0.872cm" svg:x="13.945cm" svg:y="21.864cm">
          <text:p/>
          <draw:enhanced-geometry svg:viewBox="0 0 21600 21600" draw:text-areas="0 ?f0 ?f5 ?f2" draw:type="right-arrow" draw:modifiers="15261.0542879622 7052.7143981117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889cm" svg:height="0.873cm" svg:x="13.945cm" svg:y="23.0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9cm" svg:height="0.699cm" svg:x="13.944cm" svg:y="24.829cm">
          <text:p/>
          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4" draw:layer="layout" svg:width="1.05cm" svg:height="0.98cm" svg:x="1.99cm" svg:y="4.922cm">
          <draw:text-box>
            <text:p text:style-name="P3"><text:span text:style-name="T1">3</text:span></text:p>
          </draw:text-box>
        </draw:frame>
        <draw:frame draw:style-name="gr8" draw:text-style-name="P4" draw:layer="layout" svg:width="1.05cm" svg:height="0.981cm" svg:x="1.99cm" svg:y="1.844cm">
          <draw:text-box>
            <text:p text:style-name="P3"><text:span text:style-name="T1">1</text:span></text:p>
          </draw:text-box>
        </draw:frame>
        <draw:frame draw:style-name="gr8" draw:text-style-name="P4" draw:layer="layout" svg:width="1.05cm" svg:height="0.981cm" svg:x="1.99cm" svg:y="3.247cm">
          <draw:text-box>
            <text:p text:style-name="P3"><text:span text:style-name="T1">2</text:span></text:p>
          </draw:text-box>
        </draw:frame>
        <draw:frame draw:style-name="gr8" draw:text-style-name="P4" draw:layer="layout" svg:width="1.05cm" svg:height="0.981cm" svg:x="1.99cm" svg:y="6.662cm">
          <draw:text-box>
            <text:p text:style-name="P3"><text:span text:style-name="T1">4</text:span></text:p>
          </draw:text-box>
        </draw:frame>
        <draw:frame draw:style-name="gr7" draw:text-style-name="P4" draw:layer="layout" svg:width="1.05cm" svg:height="0.98cm" svg:x="1.99cm" svg:y="8.777cm">
          <draw:text-box>
            <text:p text:style-name="P3"><text:span text:style-name="T1">5</text:span></text:p>
          </draw:text-box>
        </draw:frame>
        <draw:frame draw:style-name="gr7" draw:text-style-name="P4" draw:layer="layout" svg:width="1.05cm" svg:height="0.98cm" svg:x="1.99cm" svg:y="10.506cm">
          <draw:text-box>
            <text:p text:style-name="P3"><text:span text:style-name="T1">6</text:span></text:p>
          </draw:text-box>
        </draw:frame>
        <draw:frame draw:style-name="gr8" draw:text-style-name="P4" draw:layer="layout" svg:width="1.05cm" svg:height="0.981cm" svg:x="1.99cm" svg:y="12.237cm">
          <draw:text-box>
            <text:p text:style-name="P3"><text:span text:style-name="T1">7</text:span></text:p>
          </draw:text-box>
        </draw:frame>
        <draw:frame draw:style-name="gr9" draw:text-style-name="P4" draw:layer="layout" svg:width="1.05cm" svg:height="0.982cm" svg:x="1.99cm" svg:y="13.92cm">
          <draw:text-box>
            <text:p text:style-name="P3"><text:span text:style-name="T1">8</text:span></text:p>
          </draw:text-box>
        </draw:frame>
        <draw:frame draw:style-name="gr10" draw:text-style-name="P4" draw:layer="layout" svg:width="1.422cm" svg:height="0.981cm" svg:x="1.804cm" svg:y="24.902cm">
          <draw:text-box>
            <text:p text:style-name="P3"><text:span text:style-name="T1">14</text:span></text:p>
          </draw:text-box>
        </draw:frame>
        <draw:frame draw:style-name="gr10" draw:text-style-name="P4" draw:layer="layout" svg:width="1.422cm" svg:height="0.981cm" svg:x="1.804cm" svg:y="22.935cm">
          <draw:text-box>
            <text:p text:style-name="P3"><text:span text:style-name="T1">13</text:span></text:p>
          </draw:text-box>
        </draw:frame>
        <draw:frame draw:style-name="gr10" draw:text-style-name="P4" draw:layer="layout" svg:width="1.422cm" svg:height="0.981cm" svg:x="1.804cm" svg:y="21.069cm">
          <draw:text-box>
            <text:p text:style-name="P3"><text:span text:style-name="T1">12</text:span></text:p>
          </draw:text-box>
        </draw:frame>
        <draw:frame draw:style-name="gr11" draw:text-style-name="P4" draw:layer="layout" svg:width="1.369cm" svg:height="0.979cm" svg:x="1.831cm" svg:y="19.496cm">
          <draw:text-box>
            <text:p text:style-name="P3"><text:span text:style-name="T1">11</text:span></text:p>
          </draw:text-box>
        </draw:frame>
        <draw:frame draw:style-name="gr12" draw:text-style-name="P4" draw:layer="layout" svg:width="1.422cm" svg:height="0.98cm" svg:x="1.804cm" svg:y="17.809cm">
          <draw:text-box>
            <text:p text:style-name="P3"><text:span text:style-name="T1">10</text:span></text:p>
          </draw:text-box>
        </draw:frame>
        <draw:frame draw:style-name="gr8" draw:text-style-name="P4" draw:layer="layout" svg:width="1.05cm" svg:height="0.981cm" svg:x="1.99cm" svg:y="15.921cm">
          <draw:text-box>
            <text:p text:style-name="P3"><text:span text:style-name="T1">9</text:span></text:p>
          </draw:text-box>
        </draw:frame>
        <draw:frame draw:style-name="gr13" draw:text-style-name="P3" draw:layer="layout" svg:width="10.802cm" svg:height="0.801cm" svg:x="3.839cm" svg:y="1.823cm">
          <draw:text-box>
            <text:p text:style-name="P3">Recepción y almacenamiento de materia prima</text:p>
          </draw:text-box>
        </draw:frame>
        <draw:frame draw:style-name="gr13" draw:text-style-name="P3" draw:layer="layout" svg:width="11.035cm" svg:height="0.801cm" svg:x="3.839cm" svg:y="3.424cm">
          <draw:text-box>
            <text:p text:style-name="P3">Transporte de materiales a su respectivo proces</text:p>
          </draw:text-box>
        </draw:frame>
        <draw:frame draw:style-name="gr13" draw:text-style-name="P3" draw:layer="layout" svg:width="2.86cm" svg:height="0.801cm" svg:x="3.939cm" svg:y="4.925cm">
          <draw:text-box>
            <text:p text:style-name="P3">Inspección</text:p>
          </draw:text-box>
        </draw:frame>
        <draw:frame draw:style-name="gr13" draw:text-style-name="P3" draw:layer="layout" svg:width="10.027cm" svg:height="0.801cm" svg:x="3.839cm" svg:y="6.826cm">
          <draw:text-box>
            <text:p text:style-name="P3">Colocación de rollos en máquina corrugada</text:p>
          </draw:text-box>
        </draw:frame>
        <draw:frame draw:style-name="gr13" draw:text-style-name="P3" draw:layer="layout" svg:width="7.551cm" svg:height="0.801cm" svg:x="3.839cm" svg:y="8.727cm">
          <draw:text-box>
            <text:p text:style-name="P3">Formación de láminas de cartón</text:p>
          </draw:text-box>
        </draw:frame>
        <draw:frame draw:style-name="gr13" draw:text-style-name="P3" draw:layer="layout" svg:width="6.115cm" svg:height="0.801cm" svg:x="3.839cm" svg:y="10.696cm">
          <draw:text-box>
            <text:p text:style-name="P3">Transporte de ranuradora</text:p>
          </draw:text-box>
        </draw:frame>
        <draw:frame draw:style-name="gr13" draw:text-style-name="P3" draw:layer="layout" svg:width="4.274cm" svg:height="0.801cm" svg:x="3.839cm" svg:y="12.382cm">
          <draw:text-box>
            <text:p text:style-name="P3">Ranurado y corte</text:p>
          </draw:text-box>
        </draw:frame>
        <draw:frame draw:style-name="gr13" draw:text-style-name="P3" draw:layer="layout" svg:width="7.512cm" svg:height="0.801cm" svg:x="3.785cm" svg:y="14.199cm">
          <draw:text-box>
            <text:p text:style-name="P3">Transporte a máquinaimpresora</text:p>
          </draw:text-box>
        </draw:frame>
        <draw:frame draw:style-name="gr13" draw:text-style-name="P3" draw:layer="layout" svg:width="2.669cm" svg:height="0.801cm" svg:x="3.91cm" svg:y="16.192cm">
          <draw:text-box>
            <text:p text:style-name="P3">Impresión</text:p>
          </draw:text-box>
        </draw:frame>
        <draw:frame draw:style-name="gr13" draw:text-style-name="P3" draw:layer="layout" svg:width="5.675cm" svg:height="0.801cm" svg:x="3.785cm" svg:y="17.716cm">
          <draw:text-box>
            <text:p text:style-name="P3">Transporte a grapadora</text:p>
          </draw:text-box>
        </draw:frame>
        <draw:frame draw:style-name="gr13" draw:text-style-name="P3" draw:layer="layout" svg:width="2.229cm" svg:height="0.801cm" svg:x="3.842cm" svg:y="19.494cm">
          <draw:text-box>
            <text:p text:style-name="P3">Armado</text:p>
          </draw:text-box>
        </draw:frame>
        <draw:frame draw:style-name="gr13" draw:text-style-name="P3" draw:layer="layout" svg:width="2.86cm" svg:height="0.801cm" svg:x="4.039cm" svg:y="21.057cm">
          <draw:text-box>
            <text:p text:style-name="P3">Inspección</text:p>
          </draw:text-box>
        </draw:frame>
        <draw:frame draw:style-name="gr13" draw:text-style-name="P3" draw:layer="layout" svg:width="5.286cm" svg:height="0.801cm" svg:x="3.785cm" svg:y="23.089cm">
          <draw:text-box>
            <text:p text:style-name="P3">Transporte a almacén</text:p>
          </draw:text-box>
        </draw:frame>
        <draw:frame draw:style-name="gr13" draw:text-style-name="P3" draw:layer="layout" svg:width="4.177cm" svg:height="0.801cm" svg:x="3.839cm" svg:y="24.835cm">
          <draw:text-box>
            <text:p text:style-name="P3">Almacenamiento</text:p>
          </draw:text-box>
        </draw:frame>
        <draw:frame draw:style-name="gr13" draw:text-style-name="P5" draw:layer="layout" svg:width="2.462cm" svg:height="0.725cm" svg:x="15.344cm" svg:y="18.734cm">
          <draw:text-box>
            <text:p text:style-name="P5">Operación</text:p>
          </draw:text-box>
        </draw:frame>
        <draw:frame draw:style-name="gr13" draw:text-style-name="P5" draw:layer="layout" svg:width="3.673cm" svg:height="1.199cm" svg:x="15.344cm" svg:y="20.134cm">
          <draw:text-box>
            <text:p text:style-name="P5">Operación y</text:p>
            <text:p text:style-name="P5">Almacenamiento</text:p>
          </draw:text-box>
        </draw:frame>
        <draw:frame draw:style-name="gr13" draw:text-style-name="P5" draw:layer="layout" svg:width="2.542cm" svg:height="0.725cm" svg:x="15.444cm" svg:y="21.935cm">
          <draw:text-box>
            <text:p text:style-name="P5">Transporte</text:p>
          </draw:text-box>
        </draw:frame>
        <draw:frame draw:style-name="gr13" draw:text-style-name="P5" draw:layer="layout" svg:width="2.534cm" svg:height="0.725cm" svg:x="15.344cm" svg:y="23.136cm">
          <draw:text-box>
            <text:p text:style-name="P5">Inspección</text:p>
          </draw:text-box>
        </draw:frame>
        <draw:frame draw:style-name="gr13" draw:text-style-name="P5" draw:layer="layout" svg:width="3.673cm" svg:height="0.725cm" svg:x="15.344cm" svg:y="24.737cm">
          <draw:text-box>
            <text:p text:style-name="P5">Almacenamiento</text:p>
          </draw:text-box>
        </draw:frame>
        <draw:frame draw:style-name="gr13" draw:text-style-name="P5" draw:layer="layout" svg:width="3.169cm" svg:height="0.725cm" svg:x="15.093cm" svg:y="17.438cm">
          <draw:text-box>
            <text:p text:style-name="P5">SIMBOLOGÍA</text:p>
          </draw:text-box>
        </draw:fram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presentation:notes draw:style-name="dp2">
          <draw:page-thumbnail draw:style-name="gr14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16cm" fo:text-indent="0cm"/>
      <style:text-properties style:use-window-font-color="true" style:text-outline="false" style:text-line-through-style="none" fo:font-family="Arial" style:font-family-generic="roman" style:font-pitch="variable" fo:font-size="39.5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93cm" fo:text-indent="0cm"/>
      <style:text-properties fo:font-size="34.5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69cm" fo:text-indent="0cm"/>
      <style:text-properties fo:font-size="29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46cm" fo:text-indent="0cm"/>
      <style:text-properties fo:font-size="24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23cm" fo:text-indent="0cm"/>
      <style:text-properties fo:font-size="24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23cm" fo:text-indent="0cm"/>
      <style:text-properties fo:font-size="24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23cm" fo:text-indent="0cm"/>
      <style:text-properties fo:font-size="24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23cm" fo:text-indent="0cm"/>
      <style:text-properties fo:font-size="24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23cm" fo:text-indent="0cm"/>
      <style:text-properties fo:font-size="24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4.4000015258789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draw:frame presentation:style-name="Default-title" draw:layer="backgroundobjects" svg:width="17.646cm" svg:height="4.334cm" svg:x="1.97cm" svg:y="2.024cm" presentation:class="title" presentation:placeholder="true">
        <draw:text-box/>
      </draw:frame>
      <draw:frame presentation:style-name="Default-outline1" draw:layer="backgroundobjects" svg:width="17.646cm" svg:height="17.131cm" svg:x="1.97cm" svg:y="7.064cm" presentation:class="outline" presentation:placeholder="true">
        <draw:text-box/>
      </draw:frame>
      <draw:frame presentation:style-name="Mpr1" draw:text-style-name="MP1" draw:layer="backgroundobjects" svg:width="4.568cm" svg:height="1.79cm" svg:x="1.97cm" svg:y="24.637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6.215cm" svg:height="1.79cm" svg:x="7.696cm" svg:y="24.637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4.568cm" svg:height="1.79cm" svg:x="15.049cm" svg:y="24.637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 C</meta:initial-creator>
    <meta:creation-date>2014-07-18T15:21:37.34</meta:creation-date>
    <meta:editing-duration>P2DT8H1M34S</meta:editing-duration>
    <meta:editing-cycles>3</meta:editing-cycles>
    <dc:date>2014-07-20T23:39:03.50</dc:date>
    <dc:creator>J C</dc:creator>
    <meta:generator>OpenOffice/4.0.1$Win32 OpenOffice.org_project/401m5$Build-9714</meta:generator>
    <meta:document-statistic meta:object-count="83"/>
  </office:meta>
</office:document-meta>
</file>